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hamed MIQYASS </text:p>
      <text:p text:style-name="Standard">2 rue Louis Gurlie</text:p>
      <text:p text:style-name="Standard">Neuville-aux-bois , 45170</text:p>
      <text:p text:style-name="Standard">06 38 26 72 89</text:p>
      <text:p text:style-name="Standard"><text:a xlink:type="simple" xlink:href="mailto:Mohamedmiqyass@outlook.fr" text:style-name="ListLabel_20_1" text:visited-style-name="ListLabel_20_1"><text:span text:style-name="T1">Mohamedmiqyass@outlook.fr</text:span></text:a> <text:s text:c="50"/></text:p>
      <text:p text:style-name="Standard"><text:s/><text:tab/><text:tab/><text:tab/><text:tab/><text:tab/><text:tab/><text:tab/><text:tab/> <text:s text:c="17"/>Nom du recruteur</text:p>
      <text:p text:style-name="Standard"><text:s text:c="112"/>Nom de l’entreprise</text:p>
      <text:p text:style-name="Standard"><text:tab/><text:tab/><text:tab/><text:tab/><text:tab/><text:tab/><text:tab/><text:tab/><text:tab/> <text:s text:c="3"/>Adresse de l’entreprise</text:p>
      <text:p text:style-name="Standard"><text:s text:c="110"/>Ville et Code Postale</text:p>
      <text:p text:style-name="Standard"/>
      <text:p text:style-name="Standard">A Orléans , le 02/09/2025</text:p>
      <text:p text:style-name="P1"/>
      <text:p text:style-name="Standard"><text:span text:style-name="T2">Objet </text:span><text:span text:style-name="T3">: Candidature pour un stage de première année de BTS SIO en tant que développeur d’application</text:span></text:p>
      <text:p text:style-name="P2"/>
      <text:p text:style-name="Standard"><text:span text:style-name="T4">Mesdames , Messieurs …</text:span></text:p>
      <text:p text:style-name="P2"/>
      <text:p text:style-name="Standard"><text:span text:style-name="T4">Cette lettre de motivation vous est destinée à l’occasion d’un stage non rémunéré <text:s/>que je dois effectuer en première année de BTS SIO ( Service Informatique aux Organisations ) en tant que développeur d’applications et qui devra se dérouler du 18 mai au 3 juillet 2026 , donc d’une durée de 6 semaines.</text:span></text:p>
      <text:p text:style-name="P3"/>
      <text:p text:style-name="P3"/>
      <text:p text:style-name="P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107" meta:character-count="939" meta:non-whitespace-character-count="530"/>
    <meta:generator>LibreOfficeDev/6.0.5.2$Linux_X86_64 LibreOffice_project/</meta:generator>
  </office:meta>
</office:document-meta>
</file>